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etter-spacing="normal" fo:language="pt" fo:country="BR" officeooo:paragraph-rsid="0013af13"/>
    </style:style>
    <style:style style:name="P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etter-spacing="normal" fo:language="pt" fo:country="BR" officeooo:rsid="00263875" officeooo:paragraph-rsid="0013af13"/>
    </style:style>
    <style:style style:name="P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13af13"/>
    </style:style>
    <style:style style:name="P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14afb7"/>
    </style:style>
    <style:style style:name="P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162af9"/>
    </style:style>
    <style:style style:name="P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rsid="00793537" officeooo:paragraph-rsid="0014afb7"/>
    </style:style>
    <style:style style:name="P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4pt" fo:letter-spacing="normal" fo:language="pt" fo:country="BR" fo:font-weight="bold" officeooo:rsid="002ff612" officeooo:paragraph-rsid="0014afb7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162af9" style:font-size-asian="10pt" style:font-size-complex="10pt"/>
    </style:style>
    <style:style style:name="P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37068d" officeooo:paragraph-rsid="00162af9" style:font-size-asian="10pt" style:font-size-complex="10pt"/>
    </style:style>
    <style:style style:name="P1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3e6e27" officeooo:paragraph-rsid="00162af9" style:font-size-asian="10pt" style:font-size-complex="10pt"/>
    </style:style>
    <style:style style:name="P1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162af9"/>
    </style:style>
    <style:style style:name="P1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59a0d0" officeooo:paragraph-rsid="00162af9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340b22" officeooo:paragraph-rsid="00162af9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normal" officeooo:rsid="0039939c" officeooo:paragraph-rsid="00162af9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fo:font-weight="bold" officeooo:rsid="0037068d" officeooo:paragraph-rsid="00162af9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etter-spacing="normal" fo:language="pt" fo:country="BR" officeooo:rsid="005226ea" officeooo:paragraph-rsid="00162af9" style:font-size-asian="10pt" style:font-size-complex="10pt"/>
    </style:style>
    <style:style style:name="P1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officeooo:paragraph-rsid="00162af9"/>
    </style:style>
    <style:style style:name="P18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rsid="00162af9" officeooo:paragraph-rsid="00162af9"/>
    </style:style>
    <style:style style:name="P19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anguage="pt" fo:country="BR" officeooo:paragraph-rsid="0014afb7"/>
    </style:style>
    <style:style style:name="P20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2pt" fo:letter-spacing="normal" fo:language="pt" fo:country="BR" fo:font-weight="normal" officeooo:rsid="007417ec" officeooo:paragraph-rsid="0014afb7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2pt" fo:letter-spacing="normal" fo:language="pt" fo:country="BR" fo:font-weight="bold" officeooo:rsid="002ff612" officeooo:paragraph-rsid="0014afb7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162af9"/>
    </style:style>
    <style:style style:name="P23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2" fo:font-size="13pt" fo:language="pt" fo:country="BR" fo:font-weight="bold" officeooo:rsid="0073a4ba" officeooo:paragraph-rsid="0014afb7" style:font-size-asian="13pt" style:font-weight-asian="bold" style:font-size-complex="13pt" style:font-weight-complex="bold"/>
    </style:style>
    <style:style style:name="P24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2" fo:font-size="13pt" fo:language="pt" fo:country="BR" officeooo:paragraph-rsid="0014afb7" style:font-size-asian="13pt" style:font-size-complex="13pt"/>
    </style:style>
    <style:style style:name="P25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2" fo:language="pt" fo:country="BR" officeooo:rsid="005ada42" officeooo:paragraph-rsid="0014afb7"/>
    </style:style>
    <style:style style:name="P26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font-size="13pt" fo:letter-spacing="normal" fo:language="pt" fo:country="BR" fo:font-weight="bold" officeooo:rsid="002ff612" officeooo:paragraph-rsid="0014afb7" style:font-size-asian="13pt" style:font-weight-asian="bold" style:font-size-complex="13pt" style:font-weight-complex="bold"/>
    </style:style>
    <style:style style:name="P27" style:family="paragraph" style:parent-style-name="Text_20_body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text-position="0% 100%" style:font-name="Times2" fo:font-size="13pt" fo:language="pt" fo:country="BR" fo:font-weight="bold" officeooo:rsid="006d4cee" officeooo:paragraph-rsid="0014afb7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paragraph-rsid="00162af9"/>
    </style:style>
    <style:style style:name="P29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rsid="00793537" officeooo:paragraph-rsid="0014afb7"/>
    </style:style>
    <style:style style:name="P30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162af9" style:font-size-asian="10pt" style:font-size-complex="10pt"/>
    </style:style>
    <style:style style:name="P31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fo:language="pt" fo:country="BR" officeooo:rsid="0074c470" officeooo:paragraph-rsid="00162af9" style:font-size-asian="10pt" style:font-size-complex="10pt"/>
    </style:style>
    <style:style style:name="P32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style:font-name="Times New Roman" fo:font-size="10pt" officeooo:paragraph-rsid="00162af9" style:font-size-asian="10pt" style:font-size-complex="10pt"/>
    </style:style>
    <style:style style:name="P33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officeooo:paragraph-rsid="00162af9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011cm" loext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0.499cm"/>
          <style:tab-stop style:position="0.794cm"/>
        </style:tab-stops>
      </style:paragraph-properties>
      <style:text-properties officeooo:paragraph-rsid="0014afb7"/>
    </style:style>
    <style:style style:name="P35" style:family="paragraph" style:parent-style-name="Text_20_body">
      <style:paragraph-properties fo:margin-left="0cm" fo:margin-right="0cm" fo:margin-top="0cm" fo:margin-bottom="0.011cm" loext:contextual-spacing="false" fo:line-height="115%" fo:text-align="justify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0pt" fo:language="pt" fo:country="BR" officeooo:paragraph-rsid="00162af9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language="pt" fo:country="BR" officeooo:paragraph-rsid="0013af13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italic" fo:font-weight="bold" officeooo:rsid="0012b63c" officeooo:paragraph-rsid="0013af13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italic" fo:font-weight="bold" officeooo:rsid="00230cb8" officeooo:paragraph-rsid="0013af13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BC_3a_author_28_s_29_">
      <style:text-properties officeooo:paragraph-rsid="00162af9"/>
    </style:style>
    <style:style style:name="P40" style:family="paragraph" style:parent-style-name="SBC_3a_author_28_s_29_">
      <style:text-properties fo:font-size="11pt" officeooo:paragraph-rsid="00162af9" style:font-size-asian="11pt" style:font-size-complex="11pt"/>
    </style:style>
    <style:style style:name="P41" style:family="paragraph" style:parent-style-name="SBC_3a_address">
      <style:text-properties fo:font-size="11pt" style:font-size-asian="11pt" style:font-size-complex="11pt"/>
    </style:style>
    <style:style style:name="P42" style:family="paragraph" style:parent-style-name="SBC_3a_institution">
      <style:text-properties style:font-name="Courier New" fo:font-size="10pt" officeooo:rsid="00162af9" officeooo:paragraph-rsid="00162af9" style:font-size-asian="10pt" style:font-size-complex="10pt"/>
    </style:style>
    <style:style style:name="P43" style:family="paragraph" style:parent-style-name="SBC_3a_paragraph_3a_first">
      <style:paragraph-properties>
        <style:tab-stops>
          <style:tab-stop style:position="0.497cm"/>
        </style:tab-stops>
      </style:paragraph-properties>
      <style:text-properties officeooo:rsid="00162af9" officeooo:paragraph-rsid="00162af9"/>
    </style:style>
    <style:style style:name="P44" style:family="paragraph" style:parent-style-name="Standard">
      <style:paragraph-properties fo:text-align="justify" style:justify-single-word="false"/>
      <style:text-properties fo:language="pt" fo:country="BR" fo:font-style="italic" officeooo:paragraph-rsid="0013af13" style:font-style-asian="italic" style:font-style-complex="italic"/>
    </style:style>
    <style:style style:name="P45" style:family="paragraph" style:parent-style-name="Standard">
      <style:paragraph-properties fo:margin-top="0cm" fo:margin-bottom="0.011cm" loext:contextual-spacing="false" fo:line-height="115%" fo:text-align="justify" style:justify-single-word="false">
        <style:tab-stops>
          <style:tab-stop style:position="0.499cm"/>
        </style:tab-stops>
      </style:paragraph-properties>
      <style:text-properties fo:language="pt" fo:country="BR" officeooo:rsid="000c46aa" officeooo:paragraph-rsid="0013af13"/>
    </style:style>
    <style:style style:name="P46" style:family="paragraph" style:parent-style-name="SBC_3a_title" style:master-page-name="Standard">
      <style:paragraph-properties style:page-number="auto"/>
      <style:text-properties officeooo:paragraph-rsid="0013af13"/>
    </style:style>
    <style:style style:name="P47" style:family="paragraph" style:parent-style-name="SBC_3a_title_3a_1">
      <style:text-properties officeooo:rsid="0013af13" officeooo:paragraph-rsid="0013af13"/>
    </style:style>
    <style:style style:name="P48" style:family="paragraph" style:parent-style-name="SBC_3a_title_3a_1">
      <style:text-properties officeooo:rsid="00162af9" officeooo:paragraph-rsid="00162af9"/>
    </style:style>
    <style:style style:name="P49" style:family="paragraph" style:parent-style-name="SBC_3a_title_3a_1">
      <style:text-properties officeooo:rsid="0014afb7" officeooo:paragraph-rsid="0014afb7"/>
    </style:style>
    <style:style style:name="T1" style:family="text">
      <style:text-properties style:text-position="super 58%"/>
    </style:style>
    <style:style style:name="T2" style:family="text">
      <style:text-properties fo:font-weight="bold" officeooo:rsid="0083fd82" style:font-weight-asian="bold" style:font-weight-complex="bold"/>
    </style:style>
    <style:style style:name="T3" style:family="text">
      <style:text-properties fo:font-weight="bold" officeooo:rsid="0014afb7" style:font-weight-asian="bold" style:font-weight-complex="bold"/>
    </style:style>
    <style:style style:name="T4" style:family="text">
      <style:text-properties fo:font-weight="bold" officeooo:rsid="00858f48" style:font-weight-asian="bold" style:font-weight-complex="bold"/>
    </style:style>
    <style:style style:name="T5" style:family="text">
      <style:text-properties fo:font-style="italic" officeooo:rsid="00652b67" style:font-style-asian="italic" style:font-style-complex="italic"/>
    </style:style>
    <style:style style:name="T6" style:family="text">
      <style:text-properties fo:font-size="14pt" fo:letter-spacing="normal" fo:language="pt" fo:country="BR" fo:font-weight="bold" officeooo:rsid="0053f9d7" style:font-size-asian="14pt" style:font-weight-asian="bold" style:font-size-complex="14pt" style:font-weight-complex="bold"/>
    </style:style>
    <style:style style:name="T7" style:family="text">
      <style:text-properties fo:font-size="16pt" fo:language="pt" fo:country="BR" fo:font-weight="bold" officeooo:rsid="001bf119" style:font-size-asian="16pt" style:font-weight-asian="bold" style:font-size-complex="16pt" style:font-weight-complex="bold"/>
    </style:style>
    <style:style style:name="T8" style:family="text">
      <style:text-properties fo:font-size="16pt" fo:language="pt" fo:country="BR" fo:font-weight="bold" officeooo:rsid="00093934" style:font-size-asian="16pt" style:font-weight-asian="bold" style:font-size-complex="16pt" style:font-weight-complex="bold"/>
    </style:style>
    <style:style style:name="T9" style:family="text">
      <style:text-properties fo:font-size="16pt" fo:language="pt" fo:country="BR" fo:font-weight="bold" officeooo:rsid="001869a3" style:font-size-asian="16pt" style:font-weight-asian="bold" style:font-size-complex="16pt" style:font-weight-complex="bold"/>
    </style:style>
    <style:style style:name="T10" style:family="text">
      <style:text-properties officeooo:rsid="0013af13"/>
    </style:style>
    <style:style style:name="T11" style:family="text">
      <style:text-properties officeooo:rsid="0071b510"/>
    </style:style>
    <style:style style:name="T12" style:family="text">
      <style:text-properties fo:font-size="12pt" fo:font-style="italic" fo:font-weight="normal" officeooo:rsid="00667a9b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weight="normal" officeooo:rsid="00667a9b" style:font-size-asian="12pt" style:font-weight-asian="normal" style:font-size-complex="12pt" style:font-weight-complex="normal"/>
    </style:style>
    <style:style style:name="T14" style:family="text">
      <style:text-properties fo:font-size="12pt" fo:letter-spacing="normal" fo:language="pt" fo:country="BR" fo:font-weight="normal" officeooo:rsid="0053f9d7" style:font-size-asian="12pt" style:font-weight-asian="normal" style:font-size-complex="12pt" style:font-weight-complex="normal"/>
    </style:style>
    <style:style style:name="T15" style:family="text">
      <style:text-properties fo:font-size="12pt" fo:letter-spacing="normal" fo:language="pt" fo:country="BR" fo:font-weight="normal" officeooo:rsid="00263875" style:font-size-asian="12pt" style:font-weight-asian="normal" style:font-size-complex="12pt" style:font-weight-complex="normal"/>
    </style:style>
    <style:style style:name="T16" style:family="text">
      <style:text-properties fo:font-size="12pt" fo:letter-spacing="normal" fo:language="pt" fo:country="BR" fo:font-weight="normal" officeooo:rsid="008a8f99" style:font-size-asian="12pt" style:font-weight-asian="normal" style:font-size-complex="12pt" style:font-weight-complex="normal"/>
    </style:style>
    <style:style style:name="T17" style:family="text">
      <style:text-properties officeooo:rsid="002072cb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tyle="italic" officeooo:rsid="001bf119" style:font-style-asian="italic" style:font-style-complex="italic"/>
    </style:style>
    <style:style style:name="T20" style:family="text">
      <style:text-properties style:font-name="Times New Roman" fo:font-style="italic" officeooo:rsid="001d076c" style:font-style-asian="italic" style:font-style-complex="italic"/>
    </style:style>
    <style:style style:name="T21" style:family="text">
      <style:text-properties style:font-name="Times New Roman" fo:font-style="italic" fo:font-weight="normal" officeooo:rsid="00652b67" style:font-style-asian="italic" style:font-weight-asian="normal" style:font-style-complex="italic" style:font-weight-complex="normal"/>
    </style:style>
    <style:style style:name="T22" style:family="text">
      <style:text-properties style:font-name="Times New Roman" fo:font-style="italic" fo:font-weight="normal" officeooo:rsid="00654257" style:font-style-asian="italic" style:font-weight-asian="normal" style:font-style-complex="italic" style:font-weight-complex="normal"/>
    </style:style>
    <style:style style:name="T23" style:family="text">
      <style:text-properties style:font-name="Times New Roman" fo:font-style="italic" fo:font-weight="normal" officeooo:rsid="0085d2bf" style:font-style-asian="italic" style:font-weight-asian="normal" style:font-style-complex="italic" style:font-weight-complex="normal"/>
    </style:style>
    <style:style style:name="T24" style:family="text">
      <style:text-properties style:font-name="Times New Roman" fo:font-size="12pt"/>
    </style:style>
    <style:style style:name="T25" style:family="text">
      <style:text-properties style:font-name="Times New Roman" fo:font-size="12pt" fo:font-style="italic" officeooo:rsid="001d076c" style:font-size-asian="12pt" style:font-style-asian="italic" style:font-size-complex="12pt" style:font-style-complex="italic"/>
    </style:style>
    <style:style style:name="T26" style:family="text">
      <style:text-properties style:font-name="Times New Roman" fo:font-size="12pt" fo:font-style="italic" officeooo:rsid="001e53c9" style:font-size-asian="12pt" style:font-style-asian="italic" style:font-size-complex="12pt" style:font-style-complex="italic"/>
    </style:style>
    <style:style style:name="T27" style:family="text">
      <style:text-properties style:font-name="Times New Roman" fo:font-size="12pt" fo:font-style="italic" officeooo:rsid="001f2cd5" style:font-size-asian="12pt" style:font-style-asian="italic" style:font-size-complex="12pt" style:font-style-complex="italic"/>
    </style:style>
    <style:style style:name="T28" style:family="text">
      <style:text-properties style:font-name="Times New Roman" fo:font-size="12pt" fo:font-style="italic" officeooo:rsid="0071b510" style:font-size-asian="12pt" style:font-style-asian="italic" style:font-size-complex="12pt" style:font-style-complex="italic"/>
    </style:style>
    <style:style style:name="T29" style:family="text">
      <style:text-properties style:font-name="Times New Roman" fo:font-size="12pt" fo:font-style="italic" officeooo:rsid="002072cb" style:font-size-asian="12pt" style:font-style-asian="italic" style:font-size-complex="12pt" style:font-style-complex="italic"/>
    </style:style>
    <style:style style:name="T30" style:family="text">
      <style:text-properties style:font-name="Times New Roman" fo:font-size="12pt" fo:font-style="italic" officeooo:rsid="00707b0e" style:font-size-asian="12pt" style:font-style-asian="italic" style:font-size-complex="12pt" style:font-style-complex="italic"/>
    </style:style>
    <style:style style:name="T31" style:family="text">
      <style:text-properties style:font-name="Times New Roman" fo:font-size="12pt" fo:font-style="italic" officeooo:rsid="008a145a" style:font-size-asian="12pt" style:font-style-asian="italic" style:font-size-complex="12pt" style:font-style-complex="italic"/>
    </style:style>
    <style:style style:name="T32" style:family="text">
      <style:text-properties style:font-name="Times New Roman" fo:font-size="12pt" fo:font-style="italic" style:font-style-asian="italic" style:font-style-complex="italic"/>
    </style:style>
    <style:style style:name="T33" style:family="text">
      <style:text-properties style:font-name="Times New Roman" fo:font-size="12pt" officeooo:rsid="005ada42"/>
    </style:style>
    <style:style style:name="T34" style:family="text">
      <style:text-properties style:font-name="Times New Roman" fo:font-size="12pt" officeooo:rsid="0062c320"/>
    </style:style>
    <style:style style:name="T35" style:family="text">
      <style:text-properties style:font-name="Times New Roman" fo:font-size="12pt" officeooo:rsid="005feb14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officeooo:rsid="008282a9" style:font-size-asian="12pt" style:font-size-complex="12pt"/>
    </style:style>
    <style:style style:name="T38" style:family="text">
      <style:text-properties style:font-name="Times New Roman" fo:font-size="12pt" officeooo:rsid="0083fd82" style:font-size-asian="12pt" style:font-size-complex="12pt"/>
    </style:style>
    <style:style style:name="T39" style:family="text">
      <style:text-properties style:font-name="Times New Roman" fo:font-size="12pt" officeooo:rsid="007b153b" style:font-size-asian="12pt" style:font-size-complex="12pt"/>
    </style:style>
    <style:style style:name="T40" style:family="text">
      <style:text-properties style:font-name="Times New Roman" fo:font-size="12pt" officeooo:rsid="007c41ca" style:font-size-asian="12pt" style:font-size-complex="12pt"/>
    </style:style>
    <style:style style:name="T41" style:family="text">
      <style:text-properties style:font-name="Times New Roman" fo:font-size="12pt" officeooo:rsid="007e6526" style:font-size-asian="12pt" style:font-size-complex="12pt"/>
    </style:style>
    <style:style style:name="T42" style:family="text">
      <style:text-properties style:font-name="Times New Roman" fo:font-size="12pt" officeooo:rsid="0087ae1d" style:font-size-asian="12pt" style:font-size-complex="12pt"/>
    </style:style>
    <style:style style:name="T43" style:family="text">
      <style:text-properties style:font-name="Times New Roman" fo:font-size="12pt" officeooo:rsid="007f8b2e" style:font-size-asian="12pt" style:font-size-complex="12pt"/>
    </style:style>
    <style:style style:name="T44" style:family="text">
      <style:text-properties style:font-name="Times New Roman" fo:font-size="12pt" officeooo:rsid="00162af9"/>
    </style:style>
    <style:style style:name="T45" style:family="text">
      <style:text-properties style:font-name="Times New Roman" officeooo:rsid="005ada42"/>
    </style:style>
    <style:style style:name="T46" style:family="text">
      <style:text-properties style:font-name="Times New Roman" fo:font-weight="normal" officeooo:rsid="00652b67" style:font-weight-asian="normal" style:font-weight-complex="normal"/>
    </style:style>
    <style:style style:name="T47" style:family="text">
      <style:text-properties style:font-name="Times New Roman" fo:font-weight="normal" officeooo:rsid="00654257" style:font-weight-asian="normal" style:font-weight-complex="normal"/>
    </style:style>
    <style:style style:name="T48" style:family="text">
      <style:text-properties style:font-name="Times New Roman" fo:font-weight="normal" officeooo:rsid="0073a4ba" style:font-weight-asian="normal" style:font-weight-complex="normal"/>
    </style:style>
    <style:style style:name="T49" style:family="text">
      <style:text-properties style:font-name="Times New Roman" fo:font-weight="normal" officeooo:rsid="007417ec" style:font-weight-asian="normal" style:font-weight-complex="normal"/>
    </style:style>
    <style:style style:name="T50" style:family="text">
      <style:text-properties style:font-name="Times New Roman" fo:font-weight="normal" officeooo:rsid="00858f48" style:font-weight-asian="normal" style:font-weight-complex="normal"/>
    </style:style>
    <style:style style:name="T51" style:family="text">
      <style:text-properties style:font-name="Times New Roman" fo:font-weight="normal" officeooo:rsid="0085d2bf" style:font-weight-asian="normal" style:font-weight-complex="normal"/>
    </style:style>
    <style:style style:name="T52" style:family="text">
      <style:text-properties style:font-name="Times New Roman" officeooo:rsid="00858f48"/>
    </style:style>
    <style:style style:name="T53" style:family="text">
      <style:text-properties style:font-name="Times New Roman" fo:font-size="10pt" fo:language="pt" fo:country="BR" style:font-size-asian="10pt" style:font-size-complex="10pt"/>
    </style:style>
    <style:style style:name="T54" style:family="text">
      <style:text-properties style:font-name="Times New Roman" fo:font-size="10pt" fo:language="pt" fo:country="BR" officeooo:rsid="0039939c" style:font-size-asian="10pt" style:font-size-complex="10pt"/>
    </style:style>
    <style:style style:name="T55" style:family="text">
      <style:text-properties style:font-name="Times New Roman" fo:font-size="10pt" fo:language="pt" fo:country="BR" fo:font-style="normal" style:font-size-asian="10pt" style:font-style-asian="normal" style:font-size-complex="10pt" style:font-style-complex="normal"/>
    </style:style>
    <style:style style:name="T56" style:family="text">
      <style:text-properties style:font-name="Times New Roman" fo:font-size="10pt" fo:language="pt" fo:country="BR" fo:font-style="normal" officeooo:rsid="0039939c" style:font-size-asian="10pt" style:font-style-asian="normal" style:font-size-complex="10pt" style:font-style-complex="normal"/>
    </style:style>
    <style:style style:name="T57" style:family="text">
      <style:text-properties style:font-name="Times New Roman" fo:font-size="10pt" fo:language="pt" fo:country="BR" fo:font-style="normal" officeooo:rsid="0088ddb6" style:font-size-asian="10pt" style:font-style-asian="normal" style:font-size-complex="10pt" style:font-style-complex="normal"/>
    </style:style>
    <style:style style:name="T58" style:family="text">
      <style:text-properties style:font-name="Times New Roman" fo:font-size="10pt" fo:language="pt" fo:country="BR" fo:font-style="normal" officeooo:rsid="003b0f82" style:font-size-asian="10pt" style:font-style-asian="normal" style:font-size-complex="10pt" style:font-style-complex="normal"/>
    </style:style>
    <style:style style:name="T59" style:family="text">
      <style:text-properties style:font-name="Times New Roman" fo:font-size="10pt" fo:language="pt" fo:country="BR" fo:font-style="normal" officeooo:rsid="00667a9b" style:font-size-asian="10pt" style:font-style-asian="normal" style:font-size-complex="10pt" style:font-style-complex="normal"/>
    </style:style>
    <style:style style:name="T60" style:family="text">
      <style:text-properties style:font-name="Times New Roman" fo:font-size="10pt" fo:language="pt" fo:country="BR" fo:font-style="normal" officeooo:rsid="007417ec" style:font-size-asian="10pt" style:font-style-asian="normal" style:font-size-complex="10pt" style:font-style-complex="normal"/>
    </style:style>
    <style:style style:name="T61" style:family="text">
      <style:text-properties style:font-name="Times New Roman" fo:font-size="10pt" style:font-size-asian="10pt" style:font-size-complex="10pt"/>
    </style:style>
    <style:style style:name="T62" style:family="text">
      <style:text-properties style:font-name="Times New Roman" fo:font-size="10pt" officeooo:rsid="008f92a9" style:font-size-asian="10pt" style:font-size-complex="10pt"/>
    </style:style>
    <style:style style:name="T63" style:family="text">
      <style:text-properties style:font-name="Times New Roman" fo:font-size="10pt" officeooo:rsid="007417ec" style:font-size-asian="10pt" style:font-size-complex="10pt"/>
    </style:style>
    <style:style style:name="T64" style:family="text">
      <style:text-properties officeooo:rsid="00263875"/>
    </style:style>
    <style:style style:name="T65" style:family="text">
      <style:text-properties officeooo:rsid="000b5672"/>
    </style:style>
    <style:style style:name="T66" style:family="text">
      <style:text-properties fo:letter-spacing="normal"/>
    </style:style>
    <style:style style:name="T67" style:family="text">
      <style:text-properties fo:letter-spacing="normal" officeooo:rsid="000b5672"/>
    </style:style>
    <style:style style:name="T68" style:family="text">
      <style:text-properties fo:letter-spacing="normal" officeooo:rsid="004cb3b7"/>
    </style:style>
    <style:style style:name="T69" style:family="text">
      <style:text-properties fo:letter-spacing="normal" officeooo:rsid="000ef7d0"/>
    </style:style>
    <style:style style:name="T70" style:family="text">
      <style:text-properties fo:letter-spacing="normal" officeooo:rsid="004df77b"/>
    </style:style>
    <style:style style:name="T71" style:family="text">
      <style:text-properties fo:letter-spacing="normal" officeooo:rsid="0050a1f0"/>
    </style:style>
    <style:style style:name="T72" style:family="text">
      <style:text-properties fo:letter-spacing="normal" officeooo:rsid="00519016"/>
    </style:style>
    <style:style style:name="T73" style:family="text">
      <style:text-properties fo:letter-spacing="normal" officeooo:rsid="0053f9d7"/>
    </style:style>
    <style:style style:name="T74" style:family="text">
      <style:text-properties fo:letter-spacing="normal" officeooo:rsid="0056f4c1"/>
    </style:style>
    <style:style style:name="T75" style:family="text">
      <style:text-properties fo:letter-spacing="normal" fo:font-weight="normal" style:font-weight-asian="normal" style:font-weight-complex="normal"/>
    </style:style>
    <style:style style:name="T76" style:family="text">
      <style:text-properties fo:letter-spacing="normal" fo:font-weight="normal" officeooo:rsid="0042c185" style:font-weight-asian="normal" style:font-weight-complex="normal"/>
    </style:style>
    <style:style style:name="T77" style:family="text">
      <style:text-properties fo:letter-spacing="normal" fo:font-weight="normal" officeooo:rsid="0059a0d0" style:font-weight-asian="normal" style:font-weight-complex="normal"/>
    </style:style>
    <style:style style:name="T78" style:family="text">
      <style:text-properties fo:letter-spacing="normal" fo:font-weight="normal" officeooo:rsid="00340b22" style:font-weight-asian="normal" style:font-weight-complex="normal"/>
    </style:style>
    <style:style style:name="T79" style:family="text">
      <style:text-properties fo:letter-spacing="normal" fo:font-weight="normal" officeooo:rsid="0039939c" style:font-weight-asian="normal" style:font-weight-complex="normal"/>
    </style:style>
    <style:style style:name="T80" style:family="text">
      <style:text-properties fo:letter-spacing="normal" fo:font-weight="normal" officeooo:rsid="003cd646" style:font-weight-asian="normal" style:font-weight-complex="normal"/>
    </style:style>
    <style:style style:name="T81" style:family="text">
      <style:text-properties fo:letter-spacing="normal" fo:font-weight="normal" officeooo:rsid="003f85ce" style:font-size-asian="10pt" style:font-weight-asian="normal" style:font-size-complex="10pt" style:font-weight-complex="normal"/>
    </style:style>
    <style:style style:name="T82" style:family="text">
      <style:text-properties fo:letter-spacing="normal" officeooo:rsid="005226ea" style:font-size-asian="10pt" style:font-size-complex="10pt"/>
    </style:style>
    <style:style style:name="T83" style:family="text">
      <style:text-properties fo:letter-spacing="normal" officeooo:rsid="003f85ce" style:font-size-asian="10pt" style:font-size-complex="10pt"/>
    </style:style>
    <style:style style:name="T84" style:family="text">
      <style:text-properties fo:letter-spacing="normal" officeooo:rsid="005226ea"/>
    </style:style>
    <style:style style:name="T85" style:family="text">
      <style:text-properties fo:letter-spacing="normal" officeooo:rsid="005feb14"/>
    </style:style>
    <style:style style:name="T86" style:family="text">
      <style:text-properties officeooo:rsid="004cb3b7"/>
    </style:style>
    <style:style style:name="T87" style:family="text">
      <style:text-properties officeooo:rsid="00876bdb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3f85ce" style:font-weight-asian="normal" style:font-weight-complex="normal"/>
    </style:style>
    <style:style style:name="T90" style:family="text">
      <style:text-properties fo:font-weight="normal" officeooo:rsid="0044b5e7" style:font-weight-asian="normal" style:font-weight-complex="normal"/>
    </style:style>
    <style:style style:name="T91" style:family="text">
      <style:text-properties fo:font-weight="normal" officeooo:rsid="0013af13" style:font-weight-asian="normal" style:font-weight-complex="normal"/>
    </style:style>
    <style:style style:name="T92" style:family="text">
      <style:text-properties fo:font-weight="normal" officeooo:rsid="003f85ce" style:font-size-asian="10pt" style:font-weight-asian="normal" style:font-size-complex="10pt" style:font-weight-complex="normal"/>
    </style:style>
    <style:style style:name="T93" style:family="text">
      <style:text-properties officeooo:rsid="00652b67"/>
    </style:style>
    <style:style style:name="T94" style:family="text">
      <style:text-properties style:text-position="0% 100%"/>
    </style:style>
    <style:style style:name="T95" style:family="text">
      <style:text-properties style:text-position="0% 100%" style:font-name="Times New Roman" fo:font-size="12pt" fo:font-weight="normal" officeooo:rsid="0074c470" style:font-size-asian="12pt" style:font-weight-asian="normal" style:font-size-complex="12pt" style:font-weight-complex="normal"/>
    </style:style>
    <style:style style:name="T96" style:family="text">
      <style:text-properties style:text-position="0% 100%" style:font-name="Times New Roman" fo:font-size="12pt" fo:font-style="italic" fo:font-weight="normal" officeooo:rsid="0074c470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text-position="0% 100%" style:font-name="Times New Roman" officeooo:rsid="0073a4ba"/>
    </style:style>
    <style:style style:name="T98" style:family="text">
      <style:text-properties style:text-position="0% 100%" style:font-name="Times New Roman" fo:font-weight="normal" officeooo:rsid="0073a4ba" style:font-weight-asian="normal" style:font-weight-complex="normal"/>
    </style:style>
    <style:style style:name="T99" style:family="text">
      <style:text-properties style:text-position="0% 100%" style:font-name="Times New Roman" fo:font-weight="normal" officeooo:rsid="0073a4ba" style:font-size-asian="10.5pt" style:font-weight-asian="normal" style:font-weight-complex="normal"/>
    </style:style>
    <style:style style:name="T100" style:family="text">
      <style:text-properties style:text-position="0% 100%" style:font-name="Times New Roman" fo:font-weight="normal" officeooo:rsid="007c41ca" style:font-size-asian="10.5pt" style:font-weight-asian="normal" style:font-weight-complex="normal"/>
    </style:style>
    <style:style style:name="T101" style:family="text">
      <style:text-properties style:text-position="0% 100%" style:font-name="Times New Roman" fo:font-size="14pt" fo:font-weight="bold" officeooo:rsid="0073a4ba" style:font-size-asian="14pt" style:font-weight-asian="bold" style:font-size-complex="14pt" style:font-weight-complex="bold"/>
    </style:style>
    <style:style style:name="T102" style:family="text">
      <style:text-properties style:text-position="0% 100%" officeooo:rsid="006d4cee"/>
    </style:style>
    <style:style style:name="T103" style:family="text">
      <style:text-properties style:text-position="0% 100%" officeooo:rsid="0014afb7"/>
    </style:style>
    <style:style style:name="T104" style:family="text">
      <style:text-properties officeooo:rsid="00162af9"/>
    </style:style>
    <style:style style:name="T105" style:family="text">
      <style:text-properties fo:language="pt" fo:country="BR"/>
    </style:style>
    <style:style style:name="T106" style:family="text">
      <style:text-properties fo:language="pt" fo:country="BR" style:font-size-asian="10pt" style:font-size-complex="10pt"/>
    </style:style>
    <style:style style:name="T107" style:family="text">
      <style:text-properties fo:language="pt" fo:country="BR" officeooo:rsid="008dbf26" style:font-size-asian="10pt" style:font-size-complex="10pt"/>
    </style:style>
    <style:style style:name="T108" style:family="text">
      <style:text-properties style:font-size-asian="10pt" style:font-size-complex="10pt"/>
    </style:style>
    <style:style style:name="T109" style:family="text">
      <style:text-properties officeooo:rsid="0037068d"/>
    </style:style>
    <style:style style:name="T110" style:family="text">
      <style:text-properties officeooo:rsid="00415c16"/>
    </style:style>
    <style:style style:name="T111" style:family="text">
      <style:text-properties officeooo:rsid="003e6e27"/>
    </style:style>
    <style:style style:name="T112" style:family="text">
      <style:text-properties officeooo:rsid="00907738"/>
    </style:style>
    <style:style style:name="T113" style:family="text">
      <style:text-properties officeooo:rsid="003ee282"/>
    </style:style>
    <style:style style:name="T114" style:family="text">
      <style:text-properties officeooo:rsid="0088ddb6"/>
    </style:style>
    <style:style style:name="T115" style:family="text">
      <style:text-properties officeooo:rsid="0064bf5a"/>
    </style:style>
    <style:style style:name="T116" style:family="text">
      <style:text-properties officeooo:rsid="005feb14"/>
    </style:style>
    <style:style style:name="T117" style:family="text">
      <style:text-properties officeooo:rsid="00654257"/>
    </style:style>
    <style:style style:name="T118" style:family="text">
      <style:text-properties officeooo:rsid="0074c470"/>
    </style:style>
    <style:style style:name="T119" style:family="text">
      <style:text-properties officeooo:rsid="00858f48"/>
    </style:style>
    <style:style style:name="T120" style:family="text">
      <style:text-properties fo:font-size="13pt" fo:font-weight="bold" style:font-size-asian="13pt" style:font-weight-asian="bold" style:font-size-complex="13pt" style:font-weight-complex="bold"/>
    </style:style>
    <style:style style:name="T121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7">Detecção, </text:span><text:span text:style-name="T8">Reconhecimento </text:span><text:span text:style-name="T9">e Diferenciação </text:span><text:span text:style-name="T8">de Sinais de Trânsito </text:span><text:span text:style-name="T9">Brasileiros</text:span></text:p>
      <text:p text:style-name="P39"><text:span text:style-name="T10">Rafael Francisco Ferreira</text:span><text:span text:style-name="T1">1</text:span>, <text:span text:style-name="T10">José Luis Seixas Junior</text:span><text:span text:style-name="T1">1</text:span></text:p>
      <text:p text:style-name="P40"><text:span text:style-name="T91">Departamento de Métodos Quantitativos </text:span><text:span text:style-name="T88">– Universidade </text:span><text:span text:style-name="T91">Estadual do Paraná (UNESPAR)</text:span></text:p>
      <text:p text:style-name="P41">Caixa Postal <text:span text:style-name="T10">98</text:span> – <text:span text:style-name="T10">CEP 86800-970</text:span> – <text:span text:style-name="T10">Apucarana</text:span> – <text:span text:style-name="T10">PR</text:span> – Brazil</text:p>
      <text:p text:style-name="P42">rafaelfrancisco_97@hotmail.com, jlseixasjr@gmail.com</text:p>
      <text:p text:style-name="P38"/>
      <text:p text:style-name="P38"><text:span text:style-name="T17">A</text:span>bstract</text:p>
      <text:p text:style-name="P44"><text:bookmark text:name="tw-target-text"/>This paper describes the work in development that aims to create a method that will detect, recognize and differentiate traffic signs from images acquired through a video camera coupled to a moving vehicle. We will use data collection, machine learning training through the Viola-Jones algorithm, detection of the traffic sign region <text:span text:style-name="T11">using AdaBoost</text:span>, recognition through comparison with templates <text:bookmark text:name="tw-target-text2"/>using SIFT algorithm, and, finally, differentiation through the corresponding template in the previous phase.</text:p>
      <text:p text:style-name="SBC_3a_address"/>
      <text:p text:style-name="P37">Resumo</text:p>
      <text:p text:style-name="P36"><text:span text:style-name="T19">Neste artigo é descrito o trabalho em desenvolvimento que tem como objetivo a criação de um método que fará a detecção, o reconhecimento e a diferenciação de sinais de trânsito, a partir de imagens adquiridas por meio de uma câmera de vídeo acoplada a um veículo em movimento. </text:span><text:span text:style-name="T20">Será utilizada uma coleta de dados, t</text:span><text:span text:style-name="T25">reinamento por aprendizagem de <text:s/>m</text:span><text:span text:style-name="T26">á</text:span><text:span text:style-name="T25">quina por meio do algoritmo de Viola</text:span><text:span text:style-name="T26">-</text:span><text:span text:style-name="T25">Jones, </text:span><text:span text:style-name="T27">detecção da região da sinalização </text:span><text:span text:style-name="T28">utilizando AdaBoost</text:span><text:span text:style-name="T27">, </text:span><text:span text:style-name="T29">reconhecimento por meio d</text:span><text:span text:style-name="T30">e comparação com templates </text:span><text:span text:style-name="T31">utilizando algoritmo SIFT </text:span><text:span text:style-name="T30">e</text:span><text:span text:style-name="T29">, por fim, a diferenciação por meio do template correspondente na fase anterior.</text:span></text:p>
      <text:h text:style-name="P47" text:outline-level="1">Introdução</text:h>
      <text:p text:style-name="P45"><text:tab/>O trânsito, assim como qualquer outra instituição universal, necessita de leis e regras que devem ser seguidas para manter a ordem e evitar o caos dentre os indivíduos que nele atuam. Por conter muitas leis e regras, nota-se a necessidade de explorar um modo de melhorar a interação entre os motoristas e as sinalizações de trânsito, mantendo os mesmos alertas de perigos, avisos e obrigações que possam vir a infringir.</text:p>
      <text:p text:style-name="P3"><text:tab/>Os sinais de trânsito foram criados para serem facilmente reconhecidos e diferenciados pelos pedestres, motoristas <text:span text:style-name="T65">e todos os demais envolvidos que, por sua vez, deveriam fazer a </text:span><text:span text:style-name="T67">sua parte e cumprir a lei ou restrição ali imposta. Porém, mesmo tendo grande abrangência, os sinais de trânsito são muitas vezes desrespeitados, ignorados ou passam despercebidos na visão dos motoristas. </text:span><text:span text:style-name="T68">Segundo a Organização Mundial da Saúde (OMS), cerca de 1,25 milhões de pessoas morrem em acidentes de trânsito a cada ano. Os mesmos também são a causa principal de morte entre os jovens com idade entre 15 e 29 anos. </text:span></text:p>
      <text:p text:style-name="P3"><text:span text:style-name="T66"><text:tab/></text:span><text:span text:style-name="T69">As imprudências e desrespeito às sinalizações de trânsito são registradas em grande quantidade e com frequência. Ainda segundo dados da OMS, </text:span>90% <text:span text:style-name="T86">(noventa por centro) </text:span>das mortes nas vias públicas, a nível mundial, ocorrem em países de baixa e média renda, mesmo que esses países possuam cerca de metade dos veículos do mundo<text:span text:style-name="T69">, </text:span><text:span text:style-name="T70">e o</text:span><text:span text:style-name="T68"> </text:span><text:soft-page-break/><text:span text:style-name="T68">Brasil é um deles.</text:span><text:span text:style-name="T69"> </text:span><text:span text:style-name="T70">Analisando os dados </text:span><text:span text:style-name="T71">aqui</text:span><text:span text:style-name="T70"> explicitados, nota-se</text:span><text:span text:style-name="T68"> </text:span><text:span text:style-name="T71">um</text:span><text:span text:style-name="T68">a necessidade de melhorias de segurança no trânsito, </text:span><text:span text:style-name="T70">não só brasileiro, mas </text:span><text:span text:style-name="T68"><text:s/>em nível global. </text:span></text:p>
      <text:p text:style-name="P3"><text:span text:style-name="T68"><text:tab/></text:span><text:span text:style-name="T69">Um</text:span><text:span text:style-name="T71">a boa proposta </text:span><text:span text:style-name="T72">de solução, em nível computacional, e que já vem sendo estudada por décadas, </text:span><text:span text:style-name="T71">é a de</text:span><text:span text:style-name="T69"> reconhecimento e diferenciação das sinalizações de forma automática </text:span><text:span text:style-name="T73">por meio de métodos visuais</text:span><text:span text:style-name="T69">, </text:span><text:span text:style-name="T71">que </text:span><text:span text:style-name="T69">traria mais seguranç</text:span><text:span text:style-name="T73">a</text:span><text:span text:style-name="T69"> ao trânsito </text:span><text:span text:style-name="T73">e </text:span><text:span text:style-name="T69">ao motorista, pois poderia informar ao m</text:span><text:span text:style-name="T71">esmo</text:span><text:span text:style-name="T69">, por meio do painel do veículo, a presença de um</text:span><text:span text:style-name="T73">a</text:span><text:span text:style-name="T69"> determinad</text:span><text:span text:style-name="T73">a</text:span><text:span text:style-name="T69"> sinal</text:span><text:span text:style-name="T73">ização</text:span><text:span text:style-name="T69"> mais adiante, ou até mesmo informar ao próprio veículo, no caso dos crescentes veículos autônomos, evita</text:span><text:span text:style-name="T72">ndo assim</text:span><text:span text:style-name="T69"> possíveis fins trágicos.</text:span></text:p>
      <text:p text:style-name="P3"><text:span text:style-name="T69"><text:tab/></text:span><text:span text:style-name="T74">Na área da Visão Computacional, podemos utilizar diversas ferramentas existentes para propor uma solução eficiente, pois tanto o acesso às ferramentas, quanto a equipamentos de captura de imagem de qualidade estão se tornando cada vez mais fáceis.</text:span></text:p>
      <text:p text:style-name="P1"><text:tab/><text:span text:style-name="T64">Neste trabalho, é proposta a construção de uma metodologia que permita a detecção, o reconhecimento e a diferenciação de sinais de trânsito, para que a informação gerada possa posteriormente ser utilizada por sistemas de assistência ao motorista.</text:span></text:p>
      <text:p text:style-name="P2"><text:tab/>Este documento encontra-se organizado da seguinte forma: o Capítulo 2 apresenta a fundamentação teórica necessária para a compreensão do trabalho. Nele, são explicados tópicos relacionados à detecção, reconhecimento e diferenciação das placas e sinais de trânsito, bem como os trabalhos correlatos. O Capítulo 3, traz a metodologia proposta na pesquisa, <text:span text:style-name="T87">onde é informado ao leitor como e onde serão aplicadas as técnicas</text:span>.</text:p>
      <text:h text:style-name="P48" text:outline-level="1">Fundamentação Teórica</text:h>
      <text:p text:style-name="P5"><text:span text:style-name="T24"><text:tab/></text:span><text:span text:style-name="T44">Nesta seção serão apresentados os conceitos nos quais o trabalho é baseado, trazendo também a compreensão deles.</text:span></text:p>
      <text:p text:style-name="P18"/>
      <text:p text:style-name="P25"><text:span text:style-name="T120">2.1.<text:tab/>Classificadores </text:span><text:span text:style-name="T121">Haar-like</text:span></text:p>
      <text:p text:style-name="P4"><text:span text:style-name="T45"><text:tab/></text:span><text:span text:style-name="T24">Os classificadores </text:span><text:span text:style-name="T32">Haar-like </text:span><text:span text:style-name="T24">são construídos com características retangulares que representam as diferenças de somas de pixels específicos </text:span><text:span text:style-name="T33">de uma determinada </text:span><text:span text:style-name="T24">imagem. Cada característica é emparelhada com um limiar, e a decisão do classificador é determinada compara</text:span><text:span text:style-name="T33">ndo</text:span><text:span text:style-name="T24"> o valor da caracter</text:span><text:span text:style-name="T33">í</text:span><text:span text:style-name="T24">stica com o </text:span><text:span text:style-name="T34">do</text:span><text:span text:style-name="T24"> limiar [1</text:span><text:span text:style-name="T35">2</text:span><text:span text:style-name="T24">].</text:span></text:p>
      <text:p text:style-name="P19"/>
      <text:p text:style-name="P26"><text:span text:style-name="T93">2.2</text:span>.<text:tab/><text:span text:style-name="T5">AdaBoost</text:span></text:p>
      <text:p text:style-name="P7"><text:tab/><text:span text:style-name="T12">Adaboost</text:span><text:span text:style-name="T13">, abreviação de </text:span><text:span text:style-name="T12">Adaptive Boosting</text:span><text:span text:style-name="T13">, é um meta-algorítmo de aprendizagem de máquina formulado por Yoav Freund e Robert Schapire, que ganharam o Prêmio Gödel em 2003 pelo trabalho.</text:span></text:p>
      <text:p text:style-name="P21"><text:span text:style-name="T18"><text:tab/></text:span><text:span text:style-name="T46">Métodos de </text:span><text:span text:style-name="T21">Boosting</text:span><text:span text:style-name="T46"> são utilizados para aprimorar o desempenho de algorítimos de aprendizado, não sendo utilizados de forma isolada, mas sendo aplicados em combinação com outras técnicas, como Redes Neurais e Árvores de Decisão. Estes métodos têm como objetivo transformar classificadores fracos em classificadores fortes. Isso é feito combinando classificadores gerados por um mesmo algorítimo de aprendizado base e ajustando de acordo com os erros cometidos pelo classificador anterior. Deste modo, procura-se gerar um classificador com uma eficiência maior do </text:span><text:soft-page-break/><text:span text:style-name="T46">que as obtidas pelos classificadores isolados </text:span><text:span text:style-name="T47">[14].</text:span></text:p>
      <text:p text:style-name="P27"/>
      <text:p text:style-name="P23"><text:span text:style-name="T102">2.</text:span><text:span text:style-name="T103">3.<text:tab/></text:span><text:span text:style-name="T94">Algoritmo SIFT</text:span></text:p>
      <text:p text:style-name="P4"><text:span text:style-name="T101"><text:tab/></text:span><text:span text:style-name="T95">Proposto por Lowe [16], em 1999, o SIFT (</text:span><text:span text:style-name="T96">Scale-Invariant Feature Transform</text:span><text:span text:style-name="T95">) é um algoritmo da área da Visão Computacional que faz a detecção e descrição de características locais em imagens. Uma grande característica do SIFT, que foi muito relevante para a escolha do mesmo, é a sua capacidade de detectar os objetos independente de sua posição, característica essa que será muito importante no ambiente de atuação dos sistemas que possam vir a utilizar a metodologia proposta. </text:span></text:p>
      <text:p text:style-name="P21"><text:span text:style-name="T97"><text:tab/></text:span><text:span text:style-name="T98">Id</text:span><text:span text:style-name="T99">entificar pontos homólogos em duas imagens </text:span><text:span text:style-name="T100">não </text:span><text:span text:style-name="T99">é uma tarefa simples, sendo a sua automação motivo de muitas pesquisas na área. Uma das primeiras dificuldades é a de </text:span><text:span text:style-name="T47">encontrar pontos de interesse (</text:span><text:span text:style-name="T22">keypoints</text:span><text:span text:style-name="T47">) </text:span><text:span text:style-name="T48">em uma imagem e, em seguida, encontrar os mesmos na outra. Neste trabalho, o SIFT será utilizado para encontrar os pontos de interesse na imagem de entrada e em templates (imagens das placas e outros meios de sinalização), </text:span><text:span text:style-name="T49">comparando seus pontos de interesse para chegar ao reconhecimento da sinalização.</text:span></text:p>
      <text:p text:style-name="P20"/>
      <text:p text:style-name="P24"><text:span text:style-name="T2">2.</text:span><text:span text:style-name="T3">4.</text:span><text:span text:style-name="T2"> </text:span><text:span text:style-name="T4">BBF</text:span></text:p>
      <text:p text:style-name="P21"><text:span text:style-name="T52"><text:tab/></text:span><text:span text:style-name="T50">Encontrar uma correspondência entre duas imagens é um dos desafios da resolução do problema proposto neste trabalho. Para isso, poderão ser usados os pontos-chave obtidos pelo algoritmo SIFT. Como cada ponto chave está associado a um vetor de descritores, pode-se encontrar a correspondência de uma imagem com a outra a partir da comparação destes descritores. Lowe [17] </text:span><text:span text:style-name="T49">provou que a melhor correspondência para cada ponto chave é encontrada pela identificação de seus vizinhos mais próximos. Lowe [17] </text:span><text:span text:style-name="T50">ainda </text:span><text:span text:style-name="T49">sugere o uso de uma estrutura de dados k-d tree [4], que suporta uma busca binária balanceada para encontrar o vizinho mais próximo dos descritores, </text:span><text:span text:style-name="T50">evitando uma busca exaustiva. </text:span><text:span text:style-name="T51">Para esta tarefa, foi escolhido o algoritmo heurístico </text:span><text:span text:style-name="T49">BBF </text:span><text:span text:style-name="T51">(</text:span><text:span text:style-name="T23">Best-Bin-First</text:span><text:span text:style-name="T51">), que será utilizado fazer a busca pois tem alta probabilidade de retornar o vizinho mais próximo.</text:span></text:p>
      <text:h text:style-name="P49" text:outline-level="1">Metodologia</text:h>
      <text:p text:style-name="P29"><text:span text:style-name="T39"><text:tab/>Primeiramente, serão adquiridos os</text:span><text:span text:style-name="T36"> dados utilizados como entrada</text:span><text:span text:style-name="T39">s, que </text:span><text:span text:style-name="T36">serão imagens capturadas com uma câmera convencional acoplada a um veículo em movimento. Estas serão obtidas de diversos ângulos e velocidades diferentes, </text:span><text:span text:style-name="T40">visando testar a característica do SIFT de ser invariante ao ângulo</text:span><text:span text:style-name="T36">, bem como em ambientes com variações de luminosidade e visibilidade diferentes. </text:span><text:span text:style-name="T41">Serão capturadas imagens positivas e negativas, ou seja, que contém e que não contém sinalizações de trânsito, respectivamente.</text:span></text:p>
      <text:p text:style-name="P6"><text:span text:style-name="T36"><text:tab/>Os dados utilizados como templates, que conterão imagens d</text:span><text:span text:style-name="T41">e todas as</text:span><text:span text:style-name="T36"> sinalizações de trânsito vigentes, serão obtidos diretamente da base de dados do DE</text:span><text:span text:style-name="T40">NA</text:span><text:span text:style-name="T36">TRAN </text:span><text:span text:style-name="T39">(Departamento </text:span><text:span text:style-name="T40">Nacional </text:span><text:span text:style-name="T39">de Trânsito). </text:span><text:span text:style-name="T37">Cada template será nomeado com o respectivo código da sinalização utilizado pela própria Denatran na classificação das sinalizações.</text:span></text:p>
      <text:p text:style-name="P6"><text:soft-page-break/><text:span text:style-name="T39"><text:tab/></text:span><text:span text:style-name="T41">As imagens de entrada serão utilizadas para o treinamento AdaBoost </text:span><text:span text:style-name="T42">com implementação baseada no método de Viola-Jones presente na biblioteca OpenCV</text:span><text:span text:style-name="T41">, que fará a detecção das sinalizações </text:span><text:span text:style-name="T43">e que deverá resultar apenas regiões das imagens de entrada que possuam uma sinalização de trânsito, porém ainda existe a possibilidade de existirem algumas imagens sem a presença de sinalizações. Para resolver este problema e evitar processamento desnecessário, será aplicada uma verificação baseada na presença das cores predominantes das sinalizações, descartando boa parte das regiões que contenham falsos positivos.</text:span></text:p>
      <text:p text:style-name="P4"><text:span text:style-name="T43"><text:tab/>As regiões que resultarem da etapa anterior serão enviadas para a fase de reconhecimento, onde o algoritmo SIFT, </text:span><text:span text:style-name="T42">que também será implementado utilizando a biblioteca OpenCV, identificará</text:span><text:span text:style-name="T43"> os pontos chave e os descritores da amostra de entrada analisada e comparar com os pontos chave e descritores dos templates presentes na base de dados.</text:span></text:p>
      <text:p text:style-name="P6"><text:span text:style-name="T43"><text:tab/></text:span><text:span text:style-name="T37">As informações coletadas com o SIFT serão passadas ao BBF, que analisará a correspondência das imagens de entrada e dos templates, tendo como resultado a identificação do template referente à sinalização analisada na imagem de entrada.</text:span></text:p>
      <text:p text:style-name="P6"><text:span text:style-name="T37"><text:tab/>Por fim, na última fase, a diferenciação consistirá em detectar qual dos templates foi escolhido pelo BBF como correspondente à imagem. Como na fase aquisição dos dados, a informação dos respectivos códigos de cada sinalização foram adicionados ao </text:span><text:span text:style-name="T38">nome</text:span><text:span text:style-name="T37"> </text:span><text:span text:style-name="T38">do </text:span><text:span text:style-name="T37">template, um algoritmo será criado pa</text:span><text:span text:style-name="T38">r</text:span><text:span text:style-name="T37">a, a partir do código da sinalização, identificar seu significado </text:span><text:span text:style-name="T38">e informar o mesmo ao sistema de saída</text:span><text:span text:style-name="T37">.</text:span></text:p>
      <text:h text:style-name="P49" text:outline-level="1">Objetivo</text:h>
      <text:p text:style-name="P34"><text:span text:style-name="T6"><text:tab/><text:tab/></text:span><text:span text:style-name="T14">E</text:span><text:span text:style-name="T15">m conjunto com o método </text:span><text:span text:style-name="T14">proposto por</text:span><text:span text:style-name="T15"> Viola </text:span><text:span text:style-name="T14">e </text:span><text:span text:style-name="T15">Jones, algoritmo</text:span><text:span text:style-name="T16"> SIFT</text:span><text:span text:style-name="T15"> e imagens de entrada capturadas por uma câmera convencional, </text:span><text:span text:style-name="T14">definir um</text:span><text:span text:style-name="T16">a metodologia</text:span><text:span text:style-name="T14"> para </text:span><text:span text:style-name="T15">realizar a detecção, o reconhecimento e a diferenciação das placas e sinais de trânsito brasileiros.</text:span></text:p>
      <text:h text:style-name="P48" text:outline-level="1">Contribuições e Resultados Esperados</text:h>
      <text:p text:style-name="P43"><text:tab/>Ajudar no desenvolvimento de sistemas de auxilio ao trânsito e/ou sistemas de veículos autônomos na identificação de sinalizações de trânsito. Espera-se obter uma alta taxa de acertos.</text:p>
      <text:h text:style-name="SBC_3a_title_3a_1" text:outline-level="1">Refer<text:span text:style-name="T104">ê</text:span>nc<text:span text:style-name="T104">ia</text:span>s</text:h>
      <text:p text:style-name="P8"><text:span text:style-name="T76">[</text:span><text:span text:style-name="T77">1] Viola, P., e Jones, M.,</text:span></text:p>
      <text:p text:style-name="P8"><text:span text:style-name="T77"><text:tab/>"</text:span><text:span text:style-name="T75">Rapid </text:span>Object Detection using a Boosted Cascade of Simple Features"<text:span text:style-name="T77">, </text:span></text:p>
      <text:p text:style-name="P12"><text:tab/>Conference on Computer Vision and Pattern Recognition, 2001.</text:p>
      <text:p text:style-name="P15"/>
      <text:p text:style-name="P13">[2] Rodrigues, R. Pellegrino, S. Forster, C.,</text:p>
      <text:p text:style-name="P8"><text:span text:style-name="T78"><text:tab/>"</text:span>Extração de Informações de Cor e Forma para Detecção de Placas de Trânsito em Imagens",</text:p>
      <text:p text:style-name="P17"><text:span text:style-name="T106"><text:tab/></text:span><text:span text:style-name="T107">I</text:span><text:span text:style-name="T108">nstituto Tecnológico de Aeronáutica – ITA, Divisão de Computação, </text:span><text:span text:style-name="T106">São José dos Campos.</text:span></text:p>
      <text:p text:style-name="P8"/>
      <text:p text:style-name="P9">[3] Masieiro, J. Silva, F. Pereira, D. Artero, A. Piteri, M., </text:p>
      <text:p text:style-name="P8"><text:span text:style-name="T109"><text:tab/>"</text:span>Traffic Sign Detection and Recognition using the AdaBoost and transition between pixels"</text:p>
      <text:p text:style-name="P22"><text:span text:style-name="T53"><text:tab/></text:span><text:span text:style-name="T61">XI Workshop de Visão Computacional ‐ </text:span><text:span text:style-name="T62">5 a 7 de Outubro</text:span><text:span text:style-name="T61">, 2015.</text:span></text:p>
      <text:p text:style-name="P9"/>
      <text:p text:style-name="P14"><text:soft-page-break/>[4] Freire, F. Maia, J.,</text:p>
      <text:p text:style-name="P8"><text:span text:style-name="T79"><text:tab/>"</text:span>L<text:span text:style-name="T110">ocalização</text:span> <text:span text:style-name="T110">Automática de Placas de Veículos em Imagens Baseada no Detector de Viola-Jones"</text:span></text:p>
      <text:p text:style-name="P17"><text:span text:style-name="T106"><text:tab/></text:span><text:span text:style-name="T108">Universidade Estadual do Ceará - UECE. Fortaleza – CE 2013.</text:span></text:p>
      <text:p text:style-name="P8"/>
      <text:p text:style-name="P10">[5]<text:tab/> Silva, J. Farias, F. Lima, V. Silva, V. Seijas, L. Bastos-Filho, C.,</text:p>
      <text:p text:style-name="P8"><text:span text:style-name="T111"><text:tab/>"</text:span>Classificação de Sinais de Trânsito Usando Otimização por Colmeias e Random Forest<text:span text:style-name="T111">"</text:span></text:p>
      <text:p text:style-name="P32"><text:span text:style-name="T105"><text:tab/>Escola Politécnica de </text:span>Pernambuco, Universidade de Pernambuco (UPE), Recife, Bra<text:span text:style-name="T112">s</text:span>il.</text:p>
      <text:p text:style-name="P10"/>
      <text:p text:style-name="P10">[6] Gomes, S., Rebouças, E., Filho, P., </text:p>
      <text:p text:style-name="P8"><text:span text:style-name="T111"><text:tab/>"Reconhecimento Ótico de Caracteres para Reconhecimento das Sinalizações Verticais das Vias de Trânsito</text:span>", <text:tab/>Revista SODEBRAS <text:s/>– Volume 9, N° 101 – M<text:span text:style-name="T113">aio</text:span>/ 2014.</text:p>
      <text:p text:style-name="P8"/>
      <text:p text:style-name="P22"><text:span text:style-name="T54">[7] </text:span><text:span text:style-name="Emphasis"><text:span text:style-name="T56">Brkić, </text:span></text:span><text:span text:style-name="Emphasis"><text:span text:style-name="T57">K., </text:span></text:span><text:span text:style-name="Emphasis"><text:span text:style-name="T56">Pinz, </text:span></text:span><text:span text:style-name="Emphasis"><text:span text:style-name="T57">A.,</text:span></text:span><text:span text:style-name="Emphasis"><text:span text:style-name="T56"> </text:span></text:span><text:span text:style-name="Emphasis"><text:span text:style-name="T58">Segvi</text:span></text:span><text:span text:style-name="Emphasis"><text:span text:style-name="T56">ć,</text:span></text:span><text:span text:style-name="Emphasis"><text:span text:style-name="T58"> <text:s/></text:span></text:span><text:span text:style-name="Emphasis"><text:span text:style-name="T57">S.,</text:span></text:span></text:p>
      <text:p text:style-name="P22"><text:span text:style-name="Emphasis"><text:span text:style-name="T58"><text:tab/></text:span></text:span><text:span text:style-name="T54">"</text:span><text:span text:style-name="T53">Traffic sign detection as a component of an automated </text:span><text:span text:style-name="T54">t</text:span><text:span text:style-name="T53">raffic infrastructure inventory system",</text:span></text:p>
      <text:p text:style-name="P30"><text:tab/>Faculty of Electrical Engineering and Computing<text:tab/> Zagreb, Croatia.</text:p>
      <text:p text:style-name="P13"/>
      <text:p text:style-name="P35">[8]<text:tab/>Belaroussi, <text:span text:style-name="T114">R.</text:span> <text:span text:style-name="T114">e</text:span> Tarel, J.-P., </text:p>
      <text:p text:style-name="P35"><text:tab/>"A real-time road sign detection using Bilateral Chinese Transform", Proc. International Symposium on Visual <text:tab/>Computing, ISVC, 2009, pp. 1161-1170. </text:p>
      <text:p text:style-name="P35"/>
      <text:p text:style-name="P8"><text:span text:style-name="T80">[9] Jeon, </text:span><text:span text:style-name="T76">W.,</text:span><text:span text:style-name="T80"> Lee, </text:span><text:span text:style-name="T76">T.</text:span><text:span text:style-name="T80">, Woo, </text:span><text:span text:style-name="T76">B.</text:span><text:span text:style-name="T80">, Lim, </text:span><text:span text:style-name="T76">K.,</text:span><text:span text:style-name="T80"> Sanchez, </text:span><text:span text:style-name="T76">G.</text:span><text:span text:style-name="T80">, Choi, </text:span><text:span text:style-name="T76">Y.,</text:span><text:span text:style-name="T80"> Byun, </text:span><text:span text:style-name="T76">H.,</text:span><text:span text:style-name="T80"> </text:span></text:p>
      <text:p text:style-name="P8"><text:span text:style-name="T80"><text:tab/>"</text:span>Real-time Detection of Speed-Limit Traffic Signs on The Real Road using Haar-like Features and Boosted <text:tab/>Cascade", </text:p>
      <text:p text:style-name="P8"><text:bookmark text:name="yui_3_14_1_1_1506477558064_119"/><text:tab/>Proceedings of the 8th International Conference on Ubiquitous Information Management and Communication .</text:p>
      <text:p text:style-name="P8"/>
      <text:p text:style-name="P16"><text:span text:style-name="T89">[10] Santos, </text:span><text:span text:style-name="T90">T.,</text:span><text:span text:style-name="T89"> </text:span></text:p>
      <text:p text:style-name="P16"><text:span text:style-name="T89"><text:tab/>"</text:span><text:span text:style-name="T88">Detecção de faces através do algoritmo de Viola-Jones", </text:span></text:p>
      <text:p text:style-name="P11"><text:span text:style-name="T81"><text:tab/></text:span><text:span text:style-name="T92">Programa de Engenharia de Sistemas e Computação </text:span><text:span text:style-name="T108">(PESC) – COPPE/UFRJ</text:span><text:span text:style-name="T82">, </text:span><text:span text:style-name="T81">1 de</text:span><text:span text:style-name="T82"> J</text:span><text:span text:style-name="T83">úlio,</text:span><text:span text:style-name="T82"> 2011.</text:span></text:p>
      <text:p text:style-name="P16"/>
      <text:p text:style-name="P8"><text:span text:style-name="T76">[1</text:span><text:span text:style-name="T77">1</text:span><text:span text:style-name="T76">] </text:span>Viola, P., e Jones, M..,</text:p>
      <text:p text:style-name="P8"><text:tab/>"Robust Real-Time Face <text:span text:style-name="T84">Detection", </text:span></text:p>
      <text:p text:style-name="P16"><text:tab/>International Journal of Computer Vision 57(2), 137-154, 2004.</text:p>
      <text:p text:style-name="P16"/>
      <text:p text:style-name="P30"><text:span text:style-name="T85">[12] </text:span><text:span text:style-name="T84">Brki</text:span>ć, <text:span text:style-name="T115">K.,</text:span></text:p>
      <text:p text:style-name="P30"><text:span text:style-name="T116"><text:tab/>"</text:span>An overview of traffic sign detection methods", </text:p>
      <text:p text:style-name="P30"><text:tab/>Department of Electronics, Microelectronics, Computer and Intelligent Systems Faculty of Electrical Engineering <text:tab/>and Computing Unska 3, 10000 Zagreb, Croatia, Tech. Rep., 2010. </text:p>
      <text:p text:style-name="P30"/>
      <text:p text:style-name="P30"/>
      <text:p text:style-name="P30">[<text:span text:style-name="T115">13</text:span>] Lienhart, <text:span text:style-name="T115">R. </text:span>and Maydt, <text:span text:style-name="T115">J.,</text:span></text:p>
      <text:p text:style-name="P30"><text:span text:style-name="T115"><text:tab/>"</text:span>An extended set of Haar-like features for rapid object detection", </text:p>
      <text:p text:style-name="P30"><text:tab/>IEEE ICIP 2002, 2002, pp. 900–903. </text:p>
      <text:p text:style-name="P30"/>
      <text:p text:style-name="P30"><text:span text:style-name="T117">[14] </text:span>Chaves, <text:span text:style-name="T117">B.,</text:span></text:p>
      <text:p text:style-name="P30"><text:tab/>"Estudo do Algoritmo AdaBoost de Aprendizagem de Máquina aplicado a Sensores e Sistemas Embarcados”, </text:p>
      <text:p text:style-name="P30"><text:tab/>119 f. (Mestrado em Engenharia Mecânica) – Escola Politécnica da Universidade de São Paulo, São Paulo, 2012. </text:p>
      <text:p text:style-name="P30"/>
      <text:p text:style-name="P33"><text:soft-page-break/><text:span text:style-name="T59">[15] </text:span><text:span text:style-name="Citation"><text:span text:style-name="T55">Freund, Y.; Schapire, E.,</text:span></text:span></text:p>
      <text:p text:style-name="P33"><text:span text:style-name="Citation"><text:span text:style-name="T55"><text:tab/>"A decision-theoretic generalization of on-line learning and an application to boosting",</text:span></text:span></text:p>
      <text:p text:style-name="P33"><text:span text:style-name="Citation"><text:span text:style-name="T55"><text:tab/> Journal of Computer and System Sciences, </text:span></text:span><text:span text:style-name="Citation"><text:span text:style-name="T59">55:119, 1997.</text:span></text:span></text:p>
      <text:p text:style-name="P33"><text:span text:style-name="Citation"><text:span text:style-name="T59"/></text:span></text:p>
      <text:p text:style-name="P33"><text:span text:style-name="Citation"><text:span text:style-name="T60">[16] Lowe, D.,</text:span></text:span></text:p>
      <text:p text:style-name="P33"><text:span text:style-name="Citation"><text:span text:style-name="T60"><text:tab/>"Object Recognition from Local Scal</text:span></text:span><text:span text:style-name="T53">e-Invariant Features", </text:span></text:p>
      <text:p text:style-name="P28"><text:span text:style-name="T61"><text:tab/>International Conference on Computer Vision, Gr</text:span><text:span text:style-name="T63">écia</text:span><text:span text:style-name="T61">, 1999, pp. 1150-1157. </text:span></text:p>
      <text:p text:style-name="P30"/>
      <text:p text:style-name="P30"><text:span text:style-name="T118">[17] </text:span>Lowe, <text:span text:style-name="T118">D.,</text:span></text:p>
      <text:p text:style-name="P30"><text:tab/>"Distinctive Image Features from Scale-Invariant Keypoints", </text:p>
      <text:p text:style-name="P30"><text:tab/>International Journal of Computer Vision, vol. 60, n.2, 2004, pp 91-110. </text:p>
      <text:p text:style-name="P31"/>
      <text:p text:style-name="P30"><text:span text:style-name="T119">[18] </text:span>Beis, <text:span text:style-name="T119">J</text:span> <text:span text:style-name="T119">e </text:span>Lowe, <text:span text:style-name="T119">D.,</text:span></text:p>
      <text:p text:style-name="P30"><text:tab/>"Shape Indexing using Approximate Nearest-Neighbour Search in Highdimensional Spaces", </text:p>
      <text:p text:style-name="P30"><text:tab/>Conference on Computer Vision and Pattern Recognition, Puerto Rico, 1997, pp.1000-100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creation-date>2010-08-03T10:11:27.48</meta:creation-date>
    <dc:language>pt-BR</dc:language>
    <meta:editing-cycles>6</meta:editing-cycles>
    <meta:editing-duration>PT21M35S</meta:editing-duration>
    <dc:date>2017-11-30T19:05:00.025000000</dc:date>
    <meta:document-statistic meta:table-count="0" meta:image-count="0" meta:object-count="0" meta:page-count="6" meta:paragraph-count="93" meta:word-count="2080" meta:character-count="13954" meta:non-whitespace-character-count="11870"/>
    <meta:user-defined meta:name="Info 1"/>
    <meta:user-defined meta:name="Info 2"/>
    <meta:user-defined meta:name="Info 3"/>
    <meta:user-defined meta:name="Info 4"/>
  </office:meta>
</office:document-meta>
</file>